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ffff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svg:stroke-color="#ffffff" draw:fill="none" draw:textarea-vertical-align="middle"/>
    </style:style>
    <style:style style:name="gr6" style:family="graphic" style:parent-style-name="standard">
      <style:graphic-properties draw:stroke="none" svg:stroke-width="0.044cm" draw:stroke-linejoin="miter" draw:fill="solid" draw:fill-color="#64c3ff" draw:opacity="0%"/>
    </style:style>
    <style:style style:name="gr7" style:family="graphic" style:parent-style-name="standard">
      <style:graphic-properties draw:stroke="none" svg:stroke-width="0.044cm" draw:stroke-linejoin="miter" draw:fill="solid" draw:fill-color="#64c3ff"/>
    </style:style>
    <style:style style:name="gr8" style:family="graphic" style:parent-style-name="objectwithoutfill">
      <style:graphic-properties svg:stroke-width="0.028cm" svg:stroke-color="#64c3ff" draw:marker-start-width="0.142cm" draw:marker-end="Arrow" draw:marker-end-width="0.1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b164ff" draw:marker-start="Arrow" draw:marker-start-width="0.142cm" draw:marker-end="" draw:marker-end-width="0.142cm" draw:fill="solid" draw:fill-color="#b164ff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44cm" draw:stroke-linejoin="miter" draw:fill="solid" draw:fill-color="#b164ff" draw:opacity="0%"/>
    </style:style>
    <style:style style:name="gr11" style:family="graphic" style:parent-style-name="standard">
      <style:graphic-properties draw:stroke="none" svg:stroke-width="0.044cm" draw:stroke-linejoin="miter" draw:fill="solid" draw:fill-color="#b164ff"/>
    </style:style>
    <style:style style:name="gr12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svg:stroke-color="#ffffff" draw:stroke-linejoin="miter" draw:fill="solid" draw:fill-color="#ffffff" draw:opacity="0%"/>
    </style:style>
    <style:style style:name="gr18" style:family="graphic" style:parent-style-name="standard">
      <style:graphic-properties draw:stroke="none" svg:stroke-width="0.044cm" svg:stroke-color="#ffffff" draw:stroke-linejoin="miter" draw:fill="solid" draw:fill-color="#ffffff"/>
    </style:style>
    <style:style style:name="gr19" style:family="graphic" style:parent-style-name="objectwithoutfill">
      <style:graphic-properties svg:stroke-width="0.028cm" svg:stroke-color="#ffcd64" draw:marker-start-width="0.142cm" draw:marker-end="Arrow" draw:marker-end-width="0.142cm" draw:fill="solid" draw:fill-color="#ffcd64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92ff64" draw:marker-start="Arrow" draw:marker-start-width="0.142cm" draw:marker-end="" draw:marker-end-width="0.142cm" draw:fill="solid" draw:fill-color="#92ff64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width="0.044cm" draw:stroke-linejoin="miter" draw:fill="solid" draw:fill-color="#ffcd64" draw:opacity="0%"/>
    </style:style>
    <style:style style:name="gr22" style:family="graphic" style:parent-style-name="standard">
      <style:graphic-properties draw:stroke="none" svg:stroke-width="0.044cm" draw:stroke-linejoin="miter" draw:fill="solid" draw:fill-color="#ffcd64"/>
    </style:style>
    <style:style style:name="gr23" style:family="graphic" style:parent-style-name="standard">
      <style:graphic-properties draw:stroke="none" svg:stroke-width="0.044cm" draw:stroke-linejoin="miter" draw:fill="solid" draw:fill-color="#92ff64" draw:opacity="0%"/>
    </style:style>
    <style:style style:name="gr24" style:family="graphic" style:parent-style-name="standard">
      <style:graphic-properties draw:stroke="none" svg:stroke-width="0.044cm" draw:stroke-linejoin="miter" draw:fill="solid" draw:fill-color="#92ff64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dash" draw:stroke-dash="Line_20_Style_20_9" svg:stroke-color="#ffff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ffff" fo:font-size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  <style:text-properties fo:color="#ffffff"/>
    </style:style>
    <style:style style:name="P5" style:family="paragraph">
      <loext:graphic-properties draw:fill="solid" draw:fill-color="#64c3ff" draw:opacity="0%"/>
    </style:style>
    <style:style style:name="P6" style:family="paragraph">
      <loext:graphic-properties draw:fill="solid" draw:fill-color="#64c3ff"/>
    </style:style>
    <style:style style:name="P7" style:family="paragraph">
      <loext:graphic-properties draw:fill="solid" draw:fill-color="#b164ff"/>
      <style:paragraph-properties fo:text-align="center"/>
      <style:text-properties fo:color="#ffffff"/>
    </style:style>
    <style:style style:name="P8" style:family="paragraph">
      <loext:graphic-properties draw:fill="solid" draw:fill-color="#b164ff" draw:opacity="0%"/>
    </style:style>
    <style:style style:name="P9" style:family="paragraph">
      <loext:graphic-properties draw:fill="solid" draw:fill-color="#b164ff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11" style:family="paragraph">
      <loext:graphic-properties draw:fill="solid" draw:fill-color="#ffffff" draw:opacity="0%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 draw:opacity="0%"/>
      <style:text-properties fo:color="#ffffff"/>
    </style:style>
    <style:style style:name="P14" style:family="paragraph">
      <loext:graphic-properties draw:fill="solid" draw:fill-color="#ffffff"/>
      <style:text-properties fo:color="#ffffff"/>
    </style:style>
    <style:style style:name="P15" style:family="paragraph">
      <loext:graphic-properties draw:fill="solid" draw:fill-color="#ffcd64"/>
      <style:paragraph-properties fo:text-align="center"/>
      <style:text-properties fo:color="#ffffff"/>
    </style:style>
    <style:style style:name="P16" style:family="paragraph">
      <loext:graphic-properties draw:fill="solid" draw:fill-color="#92ff64"/>
      <style:paragraph-properties fo:text-align="center"/>
      <style:text-properties fo:color="#ffffff"/>
    </style:style>
    <style:style style:name="P17" style:family="paragraph">
      <loext:graphic-properties draw:fill="solid" draw:fill-color="#ffcd64" draw:opacity="0%"/>
    </style:style>
    <style:style style:name="P18" style:family="paragraph">
      <loext:graphic-properties draw:fill="solid" draw:fill-color="#ffcd64"/>
    </style:style>
    <style:style style:name="P19" style:family="paragraph">
      <loext:graphic-properties draw:fill="solid" draw:fill-color="#92ff64" draw:opacity="0%"/>
    </style:style>
    <style:style style:name="P20" style:family="paragraph">
      <loext:graphic-properties draw:fill="solid" draw:fill-color="#92ff64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7" draw:id="id7" draw:layer="layout" svg:width="0.4cm" svg:height="0.4cm" svg:x="0.25cm" svg:y="2.7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4cm" svg:height="0.4cm" svg:x="0.75cm" svg:y="0.4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518cm 0.718cm 0.618cm" svg:x1="1.15cm" svg:y1="0.6cm" svg:x2="0.75cm" svg:y2="0.6cm" draw:start-shape="id1" draw:start-glue-point="1" draw:end-shape="id1" draw:end-glue-point="3" svg:d="M1150 600h-300-100" svg:viewBox="0 0 401 1">
          <text:p/>
        </draw:connector>
        <draw:connector draw:style-name="gr3" draw:text-style-name="P3" draw:layer="layout" draw:line-skew="-0.518cm 0.718cm 0.518cm" svg:x1="0.95cm" svg:y1="0.8cm" svg:x2="0.95cm" svg:y2="0.4cm" draw:start-shape="id1" draw:start-glue-point="2" draw:end-shape="id1" draw:end-glue-point="0" svg:d="M950 800v-400" svg:viewBox="0 0 1 401">
          <text:p/>
        </draw:connector>
        <draw:custom-shape draw:style-name="gr2" draw:text-style-name="P2" xml:id="id2" draw:id="id2" draw:layer="layout" svg:width="0.4cm" svg:height="0.4cm" svg:x="2.7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3.15cm" svg:y1="0.6cm" svg:x2="2.75cm" svg:y2="0.6cm" draw:start-shape="id2" draw:start-glue-point="1" draw:end-shape="id2" draw:end-glue-point="3" svg:d="M3150 600h-300-100" svg:viewBox="0 0 401 1">
          <text:p/>
        </draw:connector>
        <draw:connector draw:style-name="gr3" draw:text-style-name="P3" draw:layer="layout" draw:line-skew="-0.518cm 0.718cm 0.518cm" svg:x1="2.95cm" svg:y1="0.8cm" svg:x2="2.95cm" svg:y2="0.4cm" draw:start-shape="id2" draw:start-glue-point="2" draw:end-shape="id2" draw:end-glue-point="0" svg:d="M2950 800v-400" svg:viewBox="0 0 1 401">
          <text:p/>
        </draw:connector>
        <draw:custom-shape draw:style-name="gr2" draw:text-style-name="P2" xml:id="id3" draw:id="id3" draw:layer="layout" svg:width="0.4cm" svg:height="0.4cm" svg:x="4.7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5.15cm" svg:y1="0.6cm" svg:x2="4.75cm" svg:y2="0.6cm" draw:start-shape="id3" draw:start-glue-point="1" draw:end-shape="id3" draw:end-glue-point="3" svg:d="M5150 600h-300-100" svg:viewBox="0 0 401 1">
          <text:p/>
        </draw:connector>
        <draw:connector draw:style-name="gr3" draw:text-style-name="P3" draw:layer="layout" draw:line-skew="-0.518cm 0.718cm 0.518cm" svg:x1="4.95cm" svg:y1="0.8cm" svg:x2="4.95cm" svg:y2="0.4cm" draw:start-shape="id3" draw:start-glue-point="2" draw:end-shape="id3" draw:end-glue-point="0" svg:d="M4950 800v-400" svg:viewBox="0 0 1 401">
          <text:p/>
        </draw:connector>
        <draw:custom-shape draw:style-name="gr4" draw:text-style-name="P2" xml:id="id8" draw:id="id8" draw:layer="layout" svg:width="0.4cm" svg:height="0.4cm" svg:x="1.2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0.4cm" svg:height="0.4cm" svg:x="2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0.4cm" svg:height="0.4cm" svg:x="3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0.4cm" svg:height="0.4cm" svg:x="5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0.4cm" svg:height="0.4cm" svg:x="4.2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0.4cm" svg:height="0.4cm" svg:x="1.7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0.4cm" svg:height="0.4cm" svg:x="3.7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45cm" svg:y1="2.7cm" svg:x2="2.95cm" svg:y2="0.8cm" draw:start-shape="id4" draw:start-glue-point="0" draw:end-shape="id2" draw:end-glue-point="2" svg:d="M2450 2700l500-1900" svg:viewBox="0 0 501 1901">
          <text:p/>
        </draw:connector>
        <draw:connector draw:style-name="gr5" draw:text-style-name="P4" draw:layer="layout" draw:type="line" svg:x1="3.95cm" svg:y1="0.8cm" svg:x2="3.45cm" svg:y2="2.7cm" draw:start-shape="id5" draw:start-glue-point="2" draw:end-shape="id6" draw:end-glue-point="0" svg:d="M3950 800l-500 1900" svg:viewBox="0 0 501 1901">
          <text:p/>
        </draw:connector>
        <draw:connector draw:style-name="gr5" draw:text-style-name="P4" draw:layer="layout" draw:type="line" svg:x1="0.95cm" svg:y1="0.8cm" svg:x2="0.45cm" svg:y2="2.7cm" draw:start-shape="id1" draw:start-glue-point="2" draw:end-shape="id7" draw:end-glue-point="0" svg:d="M950 800l-500 1900" svg:viewBox="0 0 501 1901">
          <text:p/>
        </draw:connector>
        <draw:connector draw:style-name="gr5" draw:text-style-name="P4" draw:layer="layout" draw:type="line" svg:x1="0.95cm" svg:y1="0.8cm" svg:x2="1.45cm" svg:y2="2.7cm" draw:start-shape="id1" draw:start-glue-point="2" draw:end-shape="id8" draw:end-glue-point="0" svg:d="M950 800l500 1900" svg:viewBox="0 0 501 1901">
          <text:p/>
        </draw:connector>
        <draw:connector draw:style-name="gr5" draw:text-style-name="P4" draw:layer="layout" draw:type="line" svg:x1="3.95cm" svg:y1="0.8cm" svg:x2="5.45cm" svg:y2="2.7cm" draw:start-shape="id5" draw:start-glue-point="2" draw:end-shape="id9" draw:end-glue-point="0" svg:d="M3950 800l1500 1900" svg:viewBox="0 0 1501 1901">
          <text:p/>
        </draw:connector>
        <draw:connector draw:style-name="gr5" draw:text-style-name="P4" draw:layer="layout" draw:type="line" svg:x1="4.95cm" svg:y1="0.8cm" svg:x2="5.45cm" svg:y2="2.7cm" draw:start-shape="id3" draw:start-glue-point="2" draw:end-shape="id9" draw:end-glue-point="0" svg:d="M4950 800l500 1900" svg:viewBox="0 0 501 1901">
          <text:p/>
        </draw:connector>
        <draw:connector draw:style-name="gr5" draw:text-style-name="P4" draw:layer="layout" draw:type="line" svg:x1="4.45cm" svg:y1="2.7cm" svg:x2="3.95cm" svg:y2="0.8cm" draw:start-shape="id10" draw:start-glue-point="0" draw:end-shape="id5" draw:end-glue-point="2" svg:d="M4450 2700l-500-1900" svg:viewBox="0 0 501 1901">
          <text:p/>
        </draw:connector>
        <draw:g>
          <svg:title>TexMaths</svg:title>
          <svg:desc>12§display§\mu_{=_i \to f_j}§svg§600§TRUE§</svg:desc>
          <draw:polygon draw:style-name="gr6" draw:text-style-name="P5" draw:layer="layout" svg:width="1.283cm" svg:height="0.328cm" draw:transform="rotate (1.292590844027) translate (1.92376224160759cm 2.07649527192947cm)" svg:viewBox="0 0 1284 329" draw:points="642,329 0,329 0,0 1284,0 1284,329">
            <text:p/>
          </draw:polygon>
          <draw:path draw:style-name="gr7" draw:text-style-name="P6" draw:layer="layout" svg:width="0.228cm" svg:height="0.277cm" draw:transform="rotate (1.292590844027) translate (1.92257291126765cm 2.06318138783387cm)" svg:viewBox="0 0 229 278" svg:d="M85 38c2-8 6-25 6-26 0-8-5-12-12-12-1 0-13 0-17 15l-61 245c-1 5-1 6-1 7 0 7 5 11 12 11 9 0 14-7 15-8 2-4 7-26 23-91 13 11 33 13 41 13 30 0 46-19 57-31 3 19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7" draw:text-style-name="P6" draw:layer="layout" svg:width="0.217cm" svg:height="0.08cm" draw:transform="rotate (1.292590844027) translate (2.12559966639904cm 1.84871022352635cm)" svg:viewBox="0 0 218 81" svg:d="M207 14c4 0 11 0 11-7s-7-7-11-7h-196c-4 0-11 0-11 7s7 7 12 7zM207 81c4 0 11 0 11-8s-7-8-11-8h-195c-5 0-12 0-12 8s7 8 11 8z">
            <text:p/>
          </draw:path>
          <draw:path draw:style-name="gr7" draw:text-style-name="P6" draw:layer="layout" svg:width="0.074cm" svg:height="0.143cm" draw:transform="rotate (1.292590844027) translate (2.21007653387089cm 1.60536981400194cm)" svg:viewBox="0 0 75 144" svg:d="M65 10c0-6-4-10-9-10-6 0-13 6-13 12s4 10 9 10c7 0 13-7 13-12zM75 111c0-3-3-3-4-3-4 0-4 0-6 5-3 12-12 23-24 23-5 0-5-3-5-7 0-5 0-7 2-11 1-5 3-9 4-11s10-23 13-30c2-4 3-7 3-11 0-9-10-18-23-18-23 0-35 27-35 33 0 3 4 3 5 3 3 0 4-1 5-4 4-16 14-25 24-25 3 0 6 3 6 8 0 1 0 3-2 8-1 4-10 26-13 34-2 3-2 3-5 11-1 3-3 6-3 9 0 11 11 19 23 19 23 0 35-28 35-33z">
            <text:p/>
          </draw:path>
          <draw:path draw:style-name="gr7" draw:text-style-name="P6" draw:layer="layout" svg:width="0.291cm" svg:height="0.155cm" draw:transform="rotate (1.292590844027) translate (2.19699390013158cm 1.45891708895027cm)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7" draw:text-style-name="P6" draw:layer="layout" svg:width="0.156cm" svg:height="0.268cm" draw:transform="rotate (1.292590844027) translate (2.2354326496632cm 1.12158839614162cm)" svg:viewBox="0 0 157 269" svg:d="M99 91h30c5 0 9 0 9-6 0-4-4-4-9-4h-27c6-38 8-51 11-60 1-7 8-12 15-12 1 0 8 0 14 3-12 3-13 14-13 16 0 7 5 11 12 11 8 0 16-6 16-18 0-13-14-21-29-21-13 0-27 8-36 22-6 12-8 24-14 59h-23c-7 0-11 0-11 6 0 4 4 4 10 4h22c0 2-19 109-26 140-2 7-7 30-21 30 0 0-8 0-14-4 13-4 14-14 14-16 0-7-5-12-12-12-8 0-17 8-17 19 0 13 14 21 29 21 19 0 31-19 35-26 11-20 18-57 19-60z">
            <text:p/>
          </draw:path>
          <draw:path draw:style-name="gr7" draw:text-style-name="P6" draw:layer="layout" svg:width="0.1cm" svg:height="0.184cm" draw:transform="rotate (1.292590844027) translate (2.38111842578414cm 1.00650968984724cm)" svg:viewBox="0 0 101 185" svg:d="M101 9c0-5-4-9-10-9-7 0-13 7-13 12 0 6 5 10 9 10 8 0 14-7 14-13zM55 151c-5 16-19 27-31 27-4 0-6-1-8-1 5-3 7-9 7-12 0-4-3-9-10-9s-13 7-13 14c0 10 10 15 24 15s42-7 49-34l19-76c0-2 1-4 1-7 0-11-11-20-26-20-26 0-42 28-42 33 0 3 4 3 5 3 3 0 4-1 5-3 9-21 24-26 31-26 9 0 9 7 9 11 0 3 0 4-1 6z">
            <text:p/>
          </draw:path>
        </draw:g>
        <draw:line draw:style-name="gr8" draw:text-style-name="P4" draw:layer="layout" svg:x1="2.35cm" svg:y1="2.4cm" svg:x2="2.75cm" svg:y2="0.9cm">
          <text:p/>
        </draw:line>
        <draw:line draw:style-name="gr9" draw:text-style-name="P7" draw:layer="layout" svg:x1="2.66cm" svg:y1="2.601cm" svg:x2="3.06cm" svg:y2="1.101cm">
          <text:p/>
        </draw:line>
        <draw:g>
          <svg:title>TexMaths</svg:title>
          <svg:desc>12§display§\mu_{f_j  \to =_i}§svg§600§TRUE§</svg:desc>
          <draw:polygon draw:style-name="gr10" draw:text-style-name="P8" draw:layer="layout" svg:width="1.283cm" svg:height="0.328cm" draw:transform="rotate (1.31004413654694) translate (2.9368422527588cm 2.17645933038676cm)" svg:viewBox="0 0 1284 329" draw:points="642,329 0,329 0,0 1284,0 1284,329">
            <text:p/>
          </draw:polygon>
          <draw:path draw:style-name="gr11" draw:text-style-name="P9" draw:layer="layout" svg:width="0.228cm" svg:height="0.277cm" draw:transform="rotate (1.31004413654694) translate (2.93542074424314cm 2.16316823073667cm)" svg:viewBox="0 0 229 278" svg:d="M85 38c2-8 6-25 6-26 0-8-5-12-12-12-1 0-13 0-17 15l-61 245c-1 5-1 6-1 7 0 7 5 11 12 11 9 0 14-7 15-8 2-4 7-26 23-91 13 11 33 13 41 13 30 0 46-19 57-31 3 19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11" draw:text-style-name="P9" draw:layer="layout" svg:width="0.156cm" svg:height="0.268cm" draw:transform="rotate (1.31004413654694) translate (3.04402119124653cm 1.92000470503441cm)" svg:viewBox="0 0 157 269" svg:d="M99 91h30c5 0 9 0 9-6 0-4-4-4-9-4h-27c6-38 8-51 11-60 1-7 8-12 15-12 1 0 8 0 14 3-12 3-13 14-13 16 0 7 5 11 12 11 8 0 16-6 16-18 0-13-14-21-29-21-13 0-27 8-36 22-6 12-8 24-14 59h-23c-7 0-11 0-11 6 0 4 4 4 10 4h22c0 2-19 109-26 140-2 7-7 30-21 30 0 0-8 0-14-4 13-4 14-14 14-16 0-7-5-12-12-12-8 0-17 8-17 19 0 13 14 21 29 21 19 0 31-19 35-26 11-20 18-57 19-60z">
            <text:p/>
          </draw:path>
          <draw:path draw:style-name="gr11" draw:text-style-name="P9" draw:layer="layout" svg:width="0.1cm" svg:height="0.184cm" draw:transform="rotate (1.31004413654694) translate (3.18767637836359cm 1.80240095840741cm)" svg:viewBox="0 0 101 185" svg:d="M101 9c0-5-4-9-10-9-7 0-13 7-13 12 0 6 5 10 9 10 8 0 14-7 14-13zM55 151c-5 16-19 27-31 27-4 0-6-1-8-1 5-3 7-9 7-12 0-4-3-9-10-9s-13 7-13 14c0 10 10 15 24 15s42-7 49-34l19-76c0-2 1-4 1-7 0-11-11-20-26-20-26 0-42 28-42 33 0 3 4 3 5 3 3 0 4-1 5-3 9-21 24-26 31-26 9 0 9 7 9 11 0 3 0 4-1 6z">
            <text:p/>
          </draw:path>
          <draw:path draw:style-name="gr11" draw:text-style-name="P9" draw:layer="layout" svg:width="0.291cm" svg:height="0.155cm" draw:transform="rotate (1.31004413654694) translate (3.18119368110333cm 1.62189239341746cm)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11" draw:text-style-name="P9" draw:layer="layout" svg:width="0.217cm" svg:height="0.08cm" draw:transform="rotate (1.31004413654694) translate (3.30439172701862cm 1.30912594966653cm)" svg:viewBox="0 0 218 81" svg:d="M207 14c4 0 11 0 11-7s-7-7-11-7h-196c-4 0-11 0-11 7s7 7 12 7zM207 81c4 0 11 0 11-8s-7-8-11-8h-195c-5 0-12 0-12 8s7 8 11 8z">
            <text:p/>
          </draw:path>
          <draw:path draw:style-name="gr11" draw:text-style-name="P9" draw:layer="layout" svg:width="0.074cm" svg:height="0.143cm" draw:transform="rotate (1.31004413654694) translate (3.38460885252474cm 1.06434827743946cm)" svg:viewBox="0 0 75 144" svg:d="M65 10c0-6-4-10-9-10-6 0-14 6-14 12s5 10 10 10c7 0 13-7 13-12zM75 111c0-3-3-3-4-3-4 0-4 0-6 5-3 12-13 23-24 23-5 0-5-3-5-7 0-5 0-7 2-11 1-5 3-9 4-11s10-23 13-30c2-4 3-7 3-11 0-9-10-18-23-18-23 0-35 27-35 33 0 3 4 3 5 3 3 0 4-1 5-4 4-16 14-25 24-25 3 0 6 3 6 8 0 1 0 3-2 8-1 4-10 26-13 34-2 3-2 3-5 11-1 3-3 6-3 9 0 11 11 19 23 19 23 0 35-28 35-33z">
            <text:p/>
          </draw:path>
        </draw:g>
        <draw:connector draw:style-name="gr5" draw:text-style-name="P4" draw:layer="layout" draw:type="line" svg:x1="1.45cm" svg:y1="2.7cm" svg:x2="1.95cm" svg:y2="0.8cm" draw:start-shape="id8" draw:start-glue-point="0" draw:end-shape="id11" draw:end-glue-point="2" svg:d="M1450 2700l500-1900" svg:viewBox="0 0 501 1901">
          <text:p/>
        </draw:connector>
        <draw:custom-shape draw:style-name="gr12" draw:text-style-name="P10" draw:layer="layout" svg:width="0.4cm" svg:height="0.4cm" svg:x="0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1.2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2" draw:id="id12" draw:layer="layout" svg:width="0.4cm" svg:height="0.4cm" svg:x="2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xml:id="id14" draw:id="id14" draw:layer="layout" svg:width="0.8cm" svg:height="0.4cm" svg:x="3.0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3" draw:id="id13" draw:layer="layout" svg:width="0.4cm" svg:height="0.4cm" svg:x="5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4.2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45cm" svg:y1="3.1cm" svg:x2="2.45cm" svg:y2="4cm" draw:start-shape="id4" draw:start-glue-point="2" draw:end-shape="id12" draw:end-glue-point="0" svg:d="M2450 3100v900" svg:viewBox="0 0 1 901">
          <text:p/>
        </draw:connector>
        <draw:connector draw:style-name="gr5" draw:text-style-name="P4" draw:layer="layout" draw:type="line" svg:x1="3.45cm" svg:y1="3.1cm" svg:x2="3.451cm" svg:y2="3.418cm" draw:start-shape="id6" draw:start-glue-point="2" svg:d="M3450 3100l1 318" svg:viewBox="0 0 2 319">
          <text:p/>
        </draw:connector>
        <draw:connector draw:style-name="gr5" draw:text-style-name="P4" draw:layer="layout" draw:type="line" svg:x1="5.45cm" svg:y1="3.1cm" svg:x2="5.45cm" svg:y2="4cm" draw:start-shape="id9" draw:start-glue-point="2" draw:end-shape="id13" draw:end-glue-point="0" svg:d="M5450 3100v900" svg:viewBox="0 0 1 901">
          <text:p/>
        </draw:connector>
        <draw:g>
          <svg:title>TexMaths</svg:title>
          <svg:desc>8§display§g_0§svg§600§TRUE§</svg:desc>
          <draw:polygon draw:style-name="gr15" draw:text-style-name="P11" draw:layer="layout" svg:width="0.246cm" svg:height="0.175cm" svg:x="0.331cm" svg:y="4.134cm" svg:viewBox="0 0 247 176" draw:points="124,176 0,176 0,0 247,0 247,176">
            <text:p/>
          </draw:polygon>
          <draw:path draw:style-name="gr16" draw:text-style-name="P12" draw:layer="layout" svg:width="0.129cm" svg:height="0.181cm" svg:x="0.335cm" svg:y="4.131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091cm" svg:height="0.134cm" svg:x="0.476cm" svg:y="4.167cm" svg:viewBox="0 0 92 135" svg:d="M92 68c0-21-2-37-12-51-6-9-18-17-34-17-46 0-46 54-46 68s0 67 46 67 46-53 46-67zM46 130c-9 0-21-6-25-22-3-12-3-28-3-42 0-15 0-30 3-40 4-16 17-20 25-20 11 0 21 6 24 18 4 10 4 25 4 42 0 14 0 29-3 41-4 18-17 23-25 23z">
            <text:p/>
          </draw:path>
        </draw:g>
        <draw:g>
          <svg:title>TexMaths</svg:title>
          <svg:desc>8§display§g_i§svg§600§TRUE§</svg:desc>
          <draw:polygon draw:style-name="gr15" draw:text-style-name="P11" draw:layer="layout" svg:width="0.213cm" svg:height="0.175cm" svg:x="2.33cm" svg:y="4.136cm" svg:viewBox="0 0 214 176" draw:points="107,176 0,176 0,0 214,0 214,176">
            <text:p/>
          </draw:polygon>
          <draw:path draw:style-name="gr16" draw:text-style-name="P12" draw:layer="layout" svg:width="0.129cm" svg:height="0.181cm" svg:x="2.334cm" svg:y="4.133cm" svg:viewBox="0 0 130 182" svg:d="M128 19c1-2 2-4 2-6 0-5-4-7-9-7-3 0-10 2-11 12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-1 3z">
            <text:p/>
          </draw:path>
          <draw:path draw:style-name="gr16" draw:text-style-name="P12" draw:layer="layout" svg:width="0.059cm" svg:height="0.132cm" svg:x="2.473cm" svg:y="4.169cm" svg:viewBox="0 0 60 133" svg:d="M55 8c0-4-3-8-8-8s-11 5-11 11c0 3 2 8 8 8s11-6 11-11zM15 108c-2 2-2 4-2 8 0 9 7 17 18 17 21 0 29-28 29-30 0-3-3-3-3-3-3 0-3 2-4 3-4 16-13 24-21 24-4 0-5-2-5-7 0-4 2-8 4-12 2-6 3-11 6-16 1-5 8-23 10-25 0-2 1-4 1-6 0-10-8-17-19-17-20 0-29 27-29 30s3 3 3 3c3 0 3-2 4-4 5-17 14-24 21-24 3 0 5 2 5 7s-1 8-6 20z">
            <text:p/>
          </draw:path>
        </draw:g>
        <draw:g>
          <svg:title>TexMaths</svg:title>
          <svg:desc>8§display§g_{i+1}§svg§600§TRUE§</svg:desc>
          <draw:polygon draw:style-name="gr15" draw:text-style-name="P11" draw:layer="layout" svg:width="0.498cm" svg:height="0.186cm" svg:x="3.2cm" svg:y="4.137cm" svg:viewBox="0 0 499 187" draw:points="250,187 0,187 0,0 499,0 499,187">
            <text:p/>
          </draw:polygon>
          <draw:path draw:style-name="gr16" draw:text-style-name="P12" draw:layer="layout" svg:width="0.129cm" svg:height="0.181cm" svg:x="3.204cm" svg:y="4.134cm" svg:viewBox="0 0 130 182" svg:d="M129 18c0-1 1-3 1-5 0-5-4-7-8-7s-11 2-12 12c-5-11-15-18-26-18-33 0-67 40-67 80 0 28 17 44 37 44 16 0 30-13 33-16-6 25-10 37-10 37 0 3-10 31-40 31-6 0-15-1-22-3 8-3 11-10 11-15 0-4-3-9-11-9-6 0-15 5-15 15 0 12 10 18 38 18 35 0 55-22 59-39zM92 88c-2 8-8 15-15 20-5 5-14 10-22 10-14 0-19-15-19-26 0-14 9-47 16-61 8-14 20-25 32-25 18 0 22 23 22 25 0 1 0 2 0 3z">
            <text:p/>
          </draw:path>
          <draw:path draw:style-name="gr16" draw:text-style-name="P12" draw:layer="layout" svg:width="0.059cm" svg:height="0.132cm" svg:x="3.343cm" svg:y="4.17cm" svg:viewBox="0 0 60 133" svg:d="M55 8c0-4-3-8-8-8s-11 5-11 11c0 3 2 7 8 7s11-5 11-10zM15 108c-2 2-2 4-2 8 0 9 7 17 18 17 21 0 29-28 29-30 0-3-2-3-3-3-3 0-3 1-4 3-4 16-13 24-21 24-4 0-4-3-4-7 0-5 1-8 3-12 2-6 4-11 6-16 1-5 8-23 10-25 0-2 1-5 1-6 0-10-8-17-19-17-20 0-29 27-29 30s3 3 3 3c3 0 3-2 4-4 5-17 14-24 21-24 3 0 5 2 5 7s-1 8-6 20z">
            <text:p/>
          </draw:path>
          <draw:path draw:style-name="gr16" draw:text-style-name="P12" draw:layer="layout" svg:width="0.144cm" svg:height="0.144cm" svg:x="3.427cm" svg:y="4.179cm" svg:viewBox="0 0 145 145" svg:d="M77 77h61c3 0 7 0 7-4 0-5-4-5-7-5h-61v-61c0-3 0-7-4-7-5 0-5 4-5 7v61h-61c-3 0-7 0-7 5 0 4 4 4 7 4h61v61c0 2 0 7 5 7 4 0 4-4 4-7z">
            <text:p/>
          </draw:path>
          <draw:path draw:style-name="gr16" draw:text-style-name="P12" draw:layer="layout" svg:width="0.071cm" svg:height="0.13cm" svg:x="3.608cm" svg:y="4.17cm" svg:viewBox="0 0 72 131" svg:d="M45 6c0-6-1-6-6-6-13 12-31 13-39 13v7c4 0 18 0 29-6v101c0 6 0 9-20 9h-8v7c4 0 28-1 35-1s32 1 36 1v-7h-7c-20 0-20-3-20-9z">
            <text:p/>
          </draw:path>
        </draw:g>
        <draw:g>
          <svg:title>TexMaths</svg:title>
          <svg:desc>8§display§g_n§svg§600§TRUE§</svg:desc>
          <draw:polygon draw:style-name="gr15" draw:text-style-name="P11" draw:layer="layout" svg:width="0.273cm" svg:height="0.175cm" svg:x="5.331cm" svg:y="4.136cm" svg:viewBox="0 0 274 176" draw:points="137,176 0,176 0,0 274,0 274,176">
            <text:p/>
          </draw:polygon>
          <draw:path draw:style-name="gr16" draw:text-style-name="P12" draw:layer="layout" svg:width="0.129cm" svg:height="0.181cm" svg:x="5.335cm" svg:y="4.133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12cm" svg:height="0.088cm" svg:x="5.474cm" svg:y="4.212cm" svg:viewBox="0 0 121 89" svg:d="M15 75c-1 2-2 7-2 8 0 4 4 6 7 6s6-2 8-4c0-2 2-8 3-12s3-13 4-18 3-9 3-13c3-9 3-10 9-18 5-8 14-18 30-18 11 0 11 9 11 13 0 12-8 34-11 42-3 6-3 8-3 11 0 10 9 17 18 17 20 0 29-27 29-30s-3-3-3-3c-3 0-3 1-4 4-5 15-13 24-21 24-4 0-5-3-5-7 0-5 1-7 5-16 2-7 10-27 10-39 0-19-15-22-26-22-16 0-27 10-33 18-2-14-13-18-21-18-9 0-13 6-16 11-4 7-7 18-7 19 0 3 3 3 3 3 3 0 3-1 5-6 3-12 7-21 14-21 6 0 7 4 7 9 0 4-2 11-3 17-2 5-4 13-5 17z">
            <text:p/>
          </draw:path>
        </draw:g>
        <draw:g>
          <svg:title>TexMaths</svg:title>
          <svg:desc>8§display§f_0
§svg§600§TRUE§</svg:desc>
          <draw:polygon draw:style-name="gr17" draw:text-style-name="P13" draw:layer="layout" svg:width="0.249cm" svg:height="0.25cm" svg:x="0.83cm" svg:y="0.035cm" svg:viewBox="0 0 250 251" draw:points="125,251 0,251 0,0 250,0 250,251">
            <text:p/>
          </draw:polygon>
          <draw:path draw:style-name="gr18" draw:text-style-name="P14" draw:layer="layout" svg:width="0.14cm" svg:height="0.256cm" svg:x="0.845cm" svg:y="0.032cm" svg:viewBox="0 0 141 257" svg:d="M89 86h24c5 0 8 0 8-5 0-3-3-3-7-3h-24l6-33c1-6 5-26 7-29 2-6 8-10 13-10 2 0 9 0 14 6-12 0-15 10-15 14 0 7 5 11 10 11 7 0 16-7 16-18 0-13-13-19-25-19-9 0-27 5-35 33-2 6-3 9-10 45h-19c-6 0-9 0-9 5 0 3 2 3 8 3h19l-21 111c-6 28-11 54-25 54-1 0-8 0-14-6 14 0 16-10 16-15 0-6-5-10-11-10-7 0-15 7-15 17 0 13 12 20 24 20 16 0 27-17 32-28 9-18 16-51 16-53z">
            <text:p/>
          </draw:path>
          <draw:path draw:style-name="gr18" draw:text-style-name="P14" draw:layer="layout" svg:width="0.091cm" svg:height="0.134cm" svg:x="0.978cm" svg:y="0.142cm" svg:viewBox="0 0 92 135" svg:d="M92 69c0-22-2-38-12-52-6-9-18-17-34-17-46 0-46 54-46 69 0 14 0 66 46 66s46-52 46-66zM46 130c-9 0-21-6-25-22-3-11-3-28-3-42 0-15 0-29 3-40 4-16 17-20 25-20 11 0 21 6 24 18 4 10 4 25 4 42 0 14 0 29-3 42-4 18-17 22-25 22z">
            <text:p/>
          </draw:path>
        </draw:g>
        <draw:g>
          <svg:title>TexMaths</svg:title>
          <svg:desc>8§display§f_j
§svg§600§TRUE§</svg:desc>
          <draw:polygon draw:style-name="gr17" draw:text-style-name="P13" draw:layer="layout" svg:width="0.241cm" svg:height="0.276cm" svg:x="2.831cm" svg:y="0.036cm" svg:viewBox="0 0 242 277" draw:points="121,277 0,277 0,0 242,0 242,277">
            <text:p/>
          </draw:polygon>
          <draw:path draw:style-name="gr18" draw:text-style-name="P14" draw:layer="layout" svg:width="0.139cm" svg:height="0.256cm" svg:x="2.846cm" svg:y="0.033cm" svg:viewBox="0 0 140 257" svg:d="M89 86h24c5 0 8 0 8-5 0-3-3-3-7-3h-24l6-33c1-6 5-26 7-29 2-6 7-10 13-10 1 0 9 0 14 6-13 0-15 10-15 14 0 7 5 11 10 11 7 0 15-7 15-18 0-13-12-19-24-19-9 0-27 5-36 33-1 6-2 9-9 45h-19c-6 0-9 0-9 5 0 3 2 3 8 3h19l-21 111c-6 28-11 54-25 54-1 0-8 0-14-6 14 0 16-10 16-15 0-6-5-10-11-10-7 0-15 7-15 17 0 13 12 20 24 20 16 0 26-17 32-28 9-17 16-51 16-53z">
            <text:p/>
          </draw:path>
          <draw:path draw:style-name="gr18" draw:text-style-name="P14" draw:layer="layout" svg:width="0.086cm" svg:height="0.171cm" svg:x="2.968cm" svg:y="0.143cm" svg:viewBox="0 0 87 172" svg:d="M87 8c0-4-3-8-8-8-6 0-11 6-11 11 0 3 2 8 8 8 5 0 11-6 11-11zM45 141c-3 13-14 25-26 25-2 0-4-1-7-1 5-3 7-7 7-11s-4-7-8-7c-6 0-11 6-11 12 0 8 8 13 20 13 11 0 35-7 41-32l18-71c0-2 1-4 1-6 0-11-10-19-22-19-22 0-34 27-34 30s3 3 3 3c2 0 2-1 4-4 5-11 15-24 26-24 6 0 7 4 7 10 0 3 0 5 0 6z">
            <text:p/>
          </draw:path>
        </draw:g>
        <draw:g>
          <svg:title>TexMaths</svg:title>
          <svg:desc>8§display§f_m
§svg§600§TRUE§</svg:desc>
          <draw:polygon draw:style-name="gr17" draw:text-style-name="P13" draw:layer="layout" svg:width="0.337cm" svg:height="0.25cm" svg:x="4.832cm" svg:y="0.037cm" svg:viewBox="0 0 338 251" draw:points="169,251 0,251 0,0 338,0 338,251">
            <text:p/>
          </draw:polygon>
          <draw:path draw:style-name="gr18" draw:text-style-name="P14" draw:layer="layout" svg:width="0.14cm" svg:height="0.256cm" svg:x="4.847cm" svg:y="0.034cm" svg:viewBox="0 0 141 257" svg:d="M89 86h24c5 0 9 0 9-5 0-3-4-3-8-3h-24l6-33c1-6 5-26 7-29 3-6 8-10 14-10 1 0 8 0 13 6-12 0-15 10-15 14 0 7 5 11 10 11 8 0 16-7 16-18 0-13-13-19-24-19-10 0-28 5-36 33-2 6-3 9-10 45h-19c-6 0-8 0-8 5 0 3 1 3 7 3h19l-21 111c-5 28-11 54-25 54-1 0-8 0-14-6 14 0 16-10 16-15 0-6-5-10-11-10-7 0-15 7-15 17 0 13 12 20 24 20 16 0 27-17 32-28 9-18 16-51 16-53z">
            <text:p/>
          </draw:path>
          <draw:path draw:style-name="gr18" draw:text-style-name="P14" draw:layer="layout" svg:width="0.18cm" svg:height="0.089cm" svg:x="4.979cm" svg:y="0.188cm" svg:viewBox="0 0 181 90" svg:d="M76 72c0 4-2 10-2 11 0 5 3 7 7 7 3 0 6-3 7-5s3-8 4-12 3-13 4-18c1-4 3-9 3-13 3-9 3-9 7-15 6-10 16-21 31-21 11 0 12 9 12 13 0 12-9 34-12 43-2 5-3 7-3 10 0 11 9 18 19 18 20 0 28-28 28-31s-2-3-3-3c-3 0-3 2-3 4-5 16-14 24-21 24-5 0-5-3-5-7 0-5 1-7 4-16 3-7 11-27 11-39 0-3 0-11-8-17-3-2-9-5-18-5-18 0-29 12-35 20-2-17-16-20-26-20-16 0-27 10-33 18-2-14-13-18-22-18-8 0-12 6-15 11-4 7-7 18-7 19 0 3 3 3 3 3 3 0 3-1 5-6 3-12 7-21 14-21 6 0 7 4 7 9 0 4-2 11-3 17-2 5-4 14-5 17l-6 26c-1 3-2 8-2 8 0 5 4 7 7 7s6-3 8-5c0-2 2-8 3-12s3-13 4-18c1-4 3-9 3-13 3-9 3-10 9-18 5-8 14-18 29-18 12 0 12 9 12 13 0 5 0 8-3 19z">
            <text:p/>
          </draw:path>
        </draw:g>
        <draw:line draw:style-name="gr19" draw:text-style-name="P15" draw:layer="layout" svg:x1="2.25cm" svg:y1="3.9cm" svg:x2="2.25cm" svg:y2="3.2cm">
          <text:p/>
        </draw:line>
        <draw:line draw:style-name="gr20" draw:text-style-name="P16" draw:layer="layout" svg:x1="2.65cm" svg:y1="3.901cm" svg:x2="2.65cm" svg:y2="3.201cm">
          <text:p/>
        </draw:line>
        <draw:connector draw:style-name="gr5" draw:text-style-name="P4" draw:layer="layout" draw:type="line" svg:x1="0.95cm" svg:y1="0.8cm" svg:x2="2.45cm" svg:y2="2.7cm" draw:end-shape="id4" draw:end-glue-point="0" svg:d="M950 800l1500 1900" svg:viewBox="0 0 1501 1901">
          <text:p/>
        </draw:connector>
        <draw:g>
          <svg:title>TexMaths</svg:title>
          <svg:desc>12§display§\mu_{g_i \to =_i}(c_i)§svg§600§TRUE§</svg:desc>
          <draw:polygon draw:style-name="gr21" draw:text-style-name="P17" draw:layer="layout" svg:width="1.953cm" svg:height="0.436cm" svg:x="0.145cm" svg:y="3.25cm" svg:viewBox="0 0 1954 437" draw:points="977,437 0,437 0,0 1954,0 1954,437">
            <text:p/>
          </draw:polygon>
          <draw:path draw:style-name="gr22" draw:text-style-name="P18" draw:layer="layout" svg:width="0.228cm" svg:height="0.277cm" svg:x="0.157cm" svg:y="3.379cm" svg:viewBox="0 0 229 278" svg:d="M85 38c2-8 6-25 6-26 0-8-5-12-12-12-1 0-13 0-17 15l-61 245c-1 5-1 6-1 6 0 7 5 12 12 12 9 0 14-8 15-9 2-3 7-26 23-91 13 12 33 14 41 14 30 0 46-19 57-31 3 18 19 31 37 31 16 0 25-10 32-24 7-15 12-41 12-41 0-5-3-5-4-5-5 0-5 2-6 7-8 28-15 53-33 53-11 0-12-10-12-19 0-10 5-30 8-44l12-46c1-6 6-22 8-29 2-9 5-26 5-28 0-7-5-11-12-11-2 0-13 0-16 14l-21 80c-4 21-9 38-10 43 0 2-21 40-55 40-21 0-32-14-32-36 0-13 3-24 6-37z">
            <text:p/>
          </draw:path>
          <draw:path draw:style-name="gr22" draw:text-style-name="P18" draw:layer="layout" svg:width="0.146cm" svg:height="0.19cm" svg:x="0.412cm" svg:y="3.499cm" svg:viewBox="0 0 147 191" svg:d="M145 21c2-4 2-6 2-6 0-6-6-9-11-9-6 0-12 6-13 11-5-8-15-17-31-17-37 0-76 39-76 82 0 30 20 48 45 48 14 0 27-6 37-15l-6 26c-4 12-6 21-17 31-13 11-26 11-33 11-14 0-18-1-23-2 8-4 10-11 10-15 0-7-6-11-12-11-8 0-17 7-17 19 0 17 26 17 42 17 47 0 67-23 71-40zM105 91c-2 5-2 5-7 12-11 12-25 20-36 20-15 0-23-14-23-29 0-13 9-46 17-59 12-21 26-26 36-26 21 0 27 22 27 25 0 1 0 1-1 4z">
            <text:p/>
          </draw:path>
          <draw:path draw:style-name="gr22" draw:text-style-name="P18" draw:layer="layout" svg:width="0.074cm" svg:height="0.143cm" svg:x="0.583cm" svg:y="3.531cm" svg:viewBox="0 0 75 144" svg:d="M65 10c0-6-4-10-9-10-6 0-13 6-13 12s4 10 9 10c7 0 13-7 13-12zM75 111c0-3-3-3-4-3-4 0-4 0-6 5-3 12-12 23-24 23-5 0-5-3-5-8 0-4 0-6 2-10 1-5 3-9 4-12 1-2 10-22 13-29 2-4 3-7 3-11 0-9-10-18-23-18-23 0-35 27-35 33 0 2 4 2 5 2 3 0 4-1 5-3 4-16 14-25 24-25 3 0 6 3 6 8 0 1 0 3-2 8-1 4-10 26-13 33-2 4-2 4-5 12-1 3-3 6-3 9 0 11 11 19 24 19 22 0 34-28 34-33z">
            <text:p/>
          </draw:path>
          <draw:path draw:style-name="gr22" draw:text-style-name="P18" draw:layer="layout" svg:width="0.291cm" svg:height="0.155cm" svg:x="0.72cm" svg:y="3.477cm" svg:viewBox="0 0 292 156" svg:d="M250 85c-38 28-43 66-43 66 0 5 3 5 7 5 6 0 7 0 8-5 2-7 7-26 22-43 17-18 33-22 45-26 1-1 3-2 3-3 0-3-2-4-6-5-43-14-57-44-64-70-1-4-3-4-8-4-4 0-7 0-7 5 0 0 3 20 18 40 6 11 15 19 25 26h-238c-5 0-12 0-12 7s7 7 12 7z">
            <text:p/>
          </draw:path>
          <draw:path draw:style-name="gr22" draw:text-style-name="P18" draw:layer="layout" svg:width="0.217cm" svg:height="0.08cm" svg:x="1.054cm" svg:y="3.516cm" svg:viewBox="0 0 218 81" svg:d="M207 14c4 0 11 0 11-7s-7-7-11-7h-196c-4 0-11 0-11 7s7 7 12 7zM207 81c4 0 11 0 11-8s-7-8-11-8h-195c-5 0-12 0-12 8s7 8 11 8z">
            <text:p/>
          </draw:path>
          <draw:path draw:style-name="gr22" draw:text-style-name="P18" draw:layer="layout" svg:width="0.074cm" svg:height="0.143cm" svg:x="1.312cm" svg:y="3.531cm" svg:viewBox="0 0 75 144" svg:d="M65 10c0-6-4-10-9-10-6 0-14 6-14 12s5 10 10 10c7 0 13-7 13-12zM75 111c0-3-3-3-4-3-4 0-4 0-6 5-3 12-13 23-24 23-5 0-5-3-5-8 0-4 0-6 2-10 1-5 3-9 4-12 1-2 10-22 13-29 2-4 3-7 3-11 0-9-10-18-23-18-23 0-35 27-35 33 0 2 4 2 5 2 3 0 4-1 5-3 4-16 14-25 24-25 3 0 6 3 6 8 0 1 0 3-2 8-1 4-10 26-13 33-2 4-2 4-5 12-1 3-3 6-3 9 0 11 11 19 23 19 23 0 35-28 35-33z">
            <text:p/>
          </draw:path>
          <draw:path draw:style-name="gr22" draw:text-style-name="P18" draw:layer="layout" svg:width="0.098cm" svg:height="0.421cm" svg:x="1.489cm" svg:y="3.25cm" svg:viewBox="0 0 99 422" svg:d="M99 418c0-1 0-2-8-10-53-52-66-132-66-197 0-73 16-147 68-199 6-5 6-6 6-8 0-3-2-4-5-4-4 0-42 29-67 82-22 46-27 93-27 129 0 33 5 84 28 132 26 52 62 79 66 79 3 0 5-1 5-4z">
            <text:p/>
          </draw:path>
          <draw:path draw:style-name="gr22" draw:text-style-name="P18" draw:layer="layout" svg:width="0.164cm" svg:height="0.191cm" svg:x="1.629cm" svg:y="3.379cm" svg:viewBox="0 0 165 192" svg:d="M151 26c-7 0-13 0-19 7-7 5-7 13-7 16 0 9 7 14 15 14 13 0 24-9 24-27 0-21-20-36-51-36-56 0-113 60-113 120 0 38 25 72 69 72 61 0 96-45 96-50 0-3-3-6-5-6-3 0-3 1-5 5-34 41-80 41-86 41-26 0-37-20-37-46 0-17 8-58 23-84 12-24 36-42 59-42 15 0 31 4 37 16z">
            <text:p/>
          </draw:path>
          <draw:path draw:style-name="gr22" draw:text-style-name="P18" draw:layer="layout" svg:width="0.089cm" svg:height="0.198cm" svg:x="1.808cm" svg:y="3.434cm" svg:viewBox="0 0 90 199" svg:d="M83 12c0-5-4-12-12-12-9 0-17 8-17 16 0 5 4 12 12 12 9 0 17-9 17-16zM22 162c-2 4-3 7-3 12 0 14 12 25 28 25 30 0 43-41 43-45 0-3-4-3-5-3-3 0-3 1-5 4-7 24-20 36-32 36-6 0-7-4-7-11 0-6 2-11 5-18 3-9 6-16 9-24 3-7 13-34 15-37 1-3 2-7 2-10 0-14-12-25-29-25-30 0-43 40-43 45 0 4 4 4 5 4 5 0 5-2 6-5 7-26 21-36 31-36 5 0 8 3 8 10s-2 12-10 30z">
            <text:p/>
          </draw:path>
          <draw:path draw:style-name="gr22" draw:text-style-name="P18" draw:layer="layout" svg:width="0.098cm" svg:height="0.421cm" svg:x="1.959cm" svg:y="3.25cm" svg:viewBox="0 0 99 422" svg:d="M99 211c0-33-5-84-28-131-26-52-62-80-67-80-2 0-4 2-4 4s0 3 8 10c42 42 66 109 66 197 0 72-15 147-68 199-6 6-6 7-6 8 0 3 2 4 4 4 5 0 43-29 68-83 22-46 27-93 27-128z">
            <text:p/>
          </draw:path>
        </draw:g>
        <draw:g>
          <svg:title>TexMaths</svg:title>
          <svg:desc>12§display§\mu_{=_i \to g_i}(c_i)§svg§600§TRUE§</svg:desc>
          <draw:polygon draw:style-name="gr23" draw:text-style-name="P19" draw:layer="layout" svg:width="1.953cm" svg:height="0.436cm" svg:x="2.8cm" svg:y="3.218cm" svg:viewBox="0 0 1954 437" draw:points="977,437 0,437 0,0 1954,0 1954,437">
            <text:p/>
          </draw:polygon>
          <draw:path draw:style-name="gr24" draw:text-style-name="P20" draw:layer="layout" svg:width="0.228cm" svg:height="0.277cm" svg:x="2.812cm" svg:y="3.347cm" svg:viewBox="0 0 229 278" svg:d="M85 38c2-8 6-25 6-26 0-8-5-12-12-12-1 0-13 0-17 15l-61 245c-1 5-1 6-1 6 0 7 5 12 12 12 9 0 14-8 15-9 2-3 7-26 23-91 13 12 33 14 41 14 30 0 46-19 57-31 3 18 19 31 37 31 16 0 25-10 32-24 7-15 12-41 12-41 0-5-3-5-4-5-5 0-5 2-6 7-8 28-15 53-33 53-11 0-12-10-12-19 0-10 5-30 8-44l12-46c1-6 6-22 8-29 2-9 5-26 5-28 0-7-5-11-12-11-2 0-13 0-16 14l-21 80c-4 21-9 38-10 43 0 2-21 40-55 40-21 0-32-14-32-36 0-13 3-24 6-37z">
            <text:p/>
          </draw:path>
          <draw:path draw:style-name="gr24" draw:text-style-name="P20" draw:layer="layout" svg:width="0.217cm" svg:height="0.08cm" svg:x="3.075cm" svg:y="3.484cm" svg:viewBox="0 0 218 81" svg:d="M207 14c4 0 11 0 11-7s-7-7-11-7h-196c-4 0-11 0-11 7s7 7 12 7zM207 81c4 0 11 0 11-8s-7-8-11-8h-195c-5 0-12 0-12 8s7 8 11 8z">
            <text:p/>
          </draw:path>
          <draw:path draw:style-name="gr24" draw:text-style-name="P20" draw:layer="layout" svg:width="0.074cm" svg:height="0.143cm" svg:x="3.332cm" svg:y="3.499cm" svg:viewBox="0 0 75 144" svg:d="M65 10c0-6-4-10-9-10-6 0-13 6-13 12s4 10 9 10c7 0 13-7 13-12zM75 111c0-3-3-3-4-3-4 0-4 0-6 5-3 12-12 23-24 23-5 0-5-3-5-8 0-4 0-6 2-10 1-5 3-9 4-12 1-2 10-22 13-29 2-4 3-7 3-11 0-9-10-18-23-18-23 0-35 27-35 33 0 2 4 2 5 2 3 0 4-1 5-3 4-16 14-25 24-25 3 0 6 3 6 8 0 1 0 3-2 8-1 4-10 26-13 33-2 4-2 4-5 12-1 3-3 6-3 9 0 11 11 19 23 19 23 0 35-28 35-33z">
            <text:p/>
          </draw:path>
          <draw:path draw:style-name="gr24" draw:text-style-name="P20" draw:layer="layout" svg:width="0.291cm" svg:height="0.155cm" svg:x="3.469cm" svg:y="3.445cm" svg:viewBox="0 0 292 156" svg:d="M250 85c-38 28-43 66-43 66 0 5 3 5 7 5 6 0 7 0 8-5 2-7 7-26 22-43 17-18 33-22 45-26 1-1 3-2 3-3 0-3-2-4-6-5-43-14-57-44-64-70-1-4-3-4-8-4-4 0-7 0-7 5 0 0 3 20 18 40 6 11 15 19 25 26h-238c-5 0-12 0-12 7s7 7 12 7z">
            <text:p/>
          </draw:path>
          <draw:path draw:style-name="gr24" draw:text-style-name="P20" draw:layer="layout" svg:width="0.146cm" svg:height="0.19cm" svg:x="3.796cm" svg:y="3.467cm" svg:viewBox="0 0 147 191" svg:d="M145 21c2-4 2-6 2-6 0-6-6-9-11-9-6 0-12 6-13 11-5-8-15-17-31-17-37 0-76 39-76 82 0 30 20 48 45 48 14 0 27-6 37-15l-6 26c-4 12-6 21-17 31-13 11-26 11-33 11-14 0-18-1-23-2 8-4 10-11 10-15 0-7-6-11-12-11-8 0-17 7-17 19 0 17 26 17 42 17 47 0 67-23 71-40zM105 91c-2 5-2 5-7 12-11 12-25 20-36 20-15 0-23-14-23-29 0-13 9-46 17-59 12-21 26-26 36-26 21 0 26 22 26 25 0 1 0 1 0 4z">
            <text:p/>
          </draw:path>
          <draw:path draw:style-name="gr24" draw:text-style-name="P20" draw:layer="layout" svg:width="0.074cm" svg:height="0.143cm" svg:x="3.967cm" svg:y="3.499cm" svg:viewBox="0 0 75 144" svg:d="M65 10c0-6-4-10-9-10-6 0-14 6-14 12s5 10 10 10c7 0 13-7 13-12zM75 111c0-3-3-3-4-3-4 0-4 0-6 5-3 12-13 23-24 23-5 0-5-3-5-8 0-4 0-6 2-10 1-5 3-9 4-12 1-2 10-22 13-29 2-4 3-7 3-11 0-9-10-18-23-18-23 0-35 27-35 33 0 2 4 2 5 2 3 0 4-1 5-3 4-16 14-25 24-25 3 0 6 3 6 8 0 1 0 3-2 8-1 4-10 26-13 33-2 4-2 4-5 12-1 3-3 6-3 9 0 11 11 19 23 19 23 0 35-28 35-33z">
            <text:p/>
          </draw:path>
          <draw:path draw:style-name="gr24" draw:text-style-name="P20" draw:layer="layout" svg:width="0.098cm" svg:height="0.421cm" svg:x="4.144cm" svg:y="3.218cm" svg:viewBox="0 0 99 422" svg:d="M99 418c0-1 0-2-8-10-53-52-66-132-66-197 0-73 16-147 68-199 6-5 6-6 6-8 0-3-2-4-5-4-4 0-42 29-67 82-22 46-27 93-27 129 0 33 5 84 28 132 26 52 62 79 66 79 3 0 5-1 5-4z">
            <text:p/>
          </draw:path>
          <draw:path draw:style-name="gr24" draw:text-style-name="P20" draw:layer="layout" svg:width="0.164cm" svg:height="0.191cm" svg:x="4.284cm" svg:y="3.347cm" svg:viewBox="0 0 165 192" svg:d="M151 26c-7 0-13 0-19 7-7 5-7 13-7 16 0 9 7 14 15 14 13 0 24-9 24-27 0-21-20-36-51-36-56 0-113 60-113 120 0 38 25 72 69 72 61 0 96-45 96-50 0-3-3-6-5-6-3 0-3 1-5 5-34 41-80 41-86 41-26 0-37-20-37-46 0-17 8-58 23-84 12-24 36-42 59-42 15 0 31 4 37 16z">
            <text:p/>
          </draw:path>
          <draw:path draw:style-name="gr24" draw:text-style-name="P20" draw:layer="layout" svg:width="0.089cm" svg:height="0.198cm" svg:x="4.463cm" svg:y="3.402cm" svg:viewBox="0 0 90 199" svg:d="M83 12c0-5-4-12-12-12-9 0-17 8-17 16 0 5 4 12 12 12 9 0 17-9 17-16zM22 162c-2 4-3 7-3 12 0 14 12 25 28 25 30 0 43-41 43-45 0-3-4-3-5-3-3 0-3 1-5 4-7 24-20 36-32 36-6 0-7-4-7-11 0-6 2-11 5-18 3-9 6-16 9-24 3-7 13-34 15-37 1-3 2-7 2-10 0-14-12-25-29-25-30 0-43 40-43 45 0 4 4 4 5 4 5 0 5-2 6-5 7-26 21-36 31-36 5 0 8 3 8 10s-2 12-10 30z">
            <text:p/>
          </draw:path>
          <draw:path draw:style-name="gr24" draw:text-style-name="P20" draw:layer="layout" svg:width="0.098cm" svg:height="0.421cm" svg:x="4.614cm" svg:y="3.218cm" svg:viewBox="0 0 99 422" svg:d="M99 211c0-33-5-84-28-131-26-52-62-80-67-80-2 0-4 2-4 4s0 3 8 10c42 42 66 109 66 197 0 72-15 147-68 199-6 6-6 7-6 8 0 3 2 4 4 4 5 0 43-29 68-83 22-46 27-93 27-128z">
            <text:p/>
          </draw:path>
        </draw:g>
        <draw:connector draw:style-name="gr5" draw:text-style-name="P21" draw:layer="layout" draw:type="line" svg:x1="3.451cm" svg:y1="3.712cm" svg:x2="3.45cm" svg:y2="4cm" draw:end-shape="id14" draw:end-glue-point="0" svg:d="M3451 3712l-1 288" svg:viewBox="0 0 2 289">
          <text:p/>
        </draw:connector>
        <draw:line draw:style-name="gr25" draw:text-style-name="P21" draw:layer="layout" svg:x1="0.45cm" svg:y1="3.1cm" svg:x2="0.45cm" svg:y2="3.1cm">
          <text:p/>
        </draw:line>
        <draw:line draw:style-name="gr26" draw:text-style-name="P21" draw:layer="layout" svg:x1="0.45cm" svg:y1="3.1cm" svg:x2="0.45cm" svg:y2="3.4cm">
          <text:p/>
        </draw:line>
        <draw:line draw:style-name="gr26" draw:text-style-name="P21" draw:layer="layout" svg:x1="0.45cm" svg:y1="3.75cm" svg:x2="0.4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cm" fo:page-height="4.5cm" style:print-orientation="portrait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1-02T13:23:43.856463244</dc:date>
    <meta:editing-duration>PT59M44S</meta:editing-duration>
    <meta:editing-cycles>24</meta:editing-cycles>
    <meta:generator>LibreOffice/5.4.4.2$Linux_X86_64 LibreOffice_project/40m0$Build-2</meta:generator>
    <meta:document-statistic meta:object-count="113"/>
  </office:meta>
</office:document-meta>
</file>